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36d4" officeooo:paragraph-rsid="001436d4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300302" officeooo:paragraph-rsid="00300302"/>
    </style:style>
    <style:style style:name="P3" style:family="paragraph" style:parent-style-name="Standard">
      <style:text-properties officeooo:rsid="001436d4" officeooo:paragraph-rsid="001436d4"/>
    </style:style>
    <style:style style:name="P4" style:family="paragraph" style:parent-style-name="Standard">
      <style:text-properties officeooo:rsid="0037dc36" officeooo:paragraph-rsid="0037dc36"/>
    </style:style>
    <style:style style:name="P5" style:family="paragraph" style:parent-style-name="Standard">
      <style:text-properties officeooo:rsid="002679f4" officeooo:paragraph-rsid="002679f4"/>
    </style:style>
    <style:style style:name="P6" style:family="paragraph" style:parent-style-name="Standard">
      <style:text-properties officeooo:rsid="0029a015" officeooo:paragraph-rsid="0029a015"/>
    </style:style>
    <style:style style:name="P7" style:family="paragraph" style:parent-style-name="Standard">
      <style:text-properties officeooo:rsid="002975db" officeooo:paragraph-rsid="002975db"/>
    </style:style>
    <style:style style:name="P8" style:family="paragraph" style:parent-style-name="Standard">
      <style:text-properties officeooo:paragraph-rsid="001436d4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b2cc7" officeooo:paragraph-rsid="001b2cc7" style:font-size-asian="15pt" style:font-weight-asian="bold" style:font-size-complex="15pt" style:font-weight-complex="bold"/>
    </style:style>
    <style:style style:name="P10" style:family="paragraph" style:parent-style-name="Standard">
      <style:text-properties fo:font-weight="bold" officeooo:rsid="001b2cc7" officeooo:paragraph-rsid="001b2cc7" style:font-weight-asian="bold" style:font-weight-complex="bold"/>
    </style:style>
    <style:style style:name="P11" style:family="paragraph" style:parent-style-name="Standard">
      <style:text-properties fo:font-style="italic" fo:font-weight="normal" officeooo:rsid="0028500d" officeooo:paragraph-rsid="0028500d" fo:background-color="#ff0000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weight="normal" officeooo:rsid="0028500d" officeooo:paragraph-rsid="0028500d" style:font-weight-asian="normal" style:font-weight-complex="normal"/>
    </style:style>
    <style:style style:name="P13" style:family="paragraph" style:parent-style-name="Standard">
      <style:text-properties fo:font-weight="normal" officeooo:rsid="001b2cc7" officeooo:paragraph-rsid="001b2cc7" style:font-weight-asian="normal" style:font-weight-complex="normal"/>
    </style:style>
    <style:style style:name="P14" style:family="paragraph" style:parent-style-name="Standard">
      <style:text-properties fo:font-weight="bold" officeooo:rsid="001436d4" officeooo:paragraph-rsid="001436d4" style:font-weight-asian="bold" style:font-weight-complex="bold"/>
    </style:style>
    <style:style style:name="P15" style:family="paragraph" style:parent-style-name="Standard">
      <style:text-properties fo:font-weight="bold" officeooo:rsid="001b55e9" officeooo:paragraph-rsid="001b55e9" style:font-weight-asian="bold" style:font-weight-complex="bold"/>
    </style:style>
    <style:style style:name="P16" style:family="paragraph" style:parent-style-name="Standard">
      <style:text-properties fo:font-weight="normal" officeooo:rsid="001b55e9" officeooo:paragraph-rsid="001b55e9" style:font-weight-asian="normal" style:font-weight-complex="normal"/>
    </style:style>
    <style:style style:name="P17" style:family="paragraph" style:parent-style-name="Standard">
      <style:text-properties fo:font-weight="bold" officeooo:rsid="001d04ea" officeooo:paragraph-rsid="001d04ea" style:font-weight-asian="bold" style:font-weight-complex="bold"/>
    </style:style>
    <style:style style:name="P18" style:family="paragraph" style:parent-style-name="Standard">
      <style:text-properties fo:font-weight="normal" officeooo:rsid="001d04ea" officeooo:paragraph-rsid="001d04ea" style:font-weight-asian="normal" style:font-weight-complex="normal"/>
    </style:style>
    <style:style style:name="P19" style:family="paragraph" style:parent-style-name="Standard">
      <style:text-properties fo:font-weight="bold" officeooo:rsid="0028500d" officeooo:paragraph-rsid="0028500d" style:font-weight-asian="bold" style:font-weight-complex="bold"/>
    </style:style>
    <style:style style:name="P20" style:family="paragraph" style:parent-style-name="Standard">
      <style:text-properties officeooo:rsid="0028500d" officeooo:paragraph-rsid="0028500d"/>
    </style:style>
    <style:style style:name="P21" style:family="paragraph" style:parent-style-name="Standard">
      <style:text-properties fo:font-weight="normal" officeooo:rsid="001436d4" officeooo:paragraph-rsid="002b60ac" style:font-weight-asian="normal" style:font-weight-complex="normal"/>
    </style:style>
    <style:style style:name="P22" style:family="paragraph" style:parent-style-name="Standard">
      <style:text-properties fo:font-weight="normal" officeooo:rsid="001436d4" officeooo:paragraph-rsid="001436d4" style:font-weight-asian="normal" style:font-weight-complex="normal"/>
    </style:style>
    <style:style style:name="P23" style:family="paragraph" style:parent-style-name="Standard">
      <style:text-properties officeooo:rsid="00295437" officeooo:paragraph-rsid="00295437"/>
    </style:style>
    <style:style style:name="P24" style:family="paragraph" style:parent-style-name="Standard">
      <style:text-properties officeooo:paragraph-rsid="00346cc2"/>
    </style:style>
    <style:style style:name="T1" style:family="text">
      <style:text-properties officeooo:rsid="00117c78"/>
    </style:style>
    <style:style style:name="T2" style:family="text">
      <style:text-properties officeooo:rsid="001e4709"/>
    </style:style>
    <style:style style:name="T3" style:family="text">
      <style:text-properties officeooo:rsid="001b2cc7"/>
    </style:style>
    <style:style style:name="T4" style:family="text">
      <style:text-properties officeooo:rsid="0021c149"/>
    </style:style>
    <style:style style:name="T5" style:family="text">
      <style:text-properties officeooo:rsid="0022006b"/>
    </style:style>
    <style:style style:name="T6" style:family="text">
      <style:text-properties officeooo:rsid="0028500d"/>
    </style:style>
    <style:style style:name="T7" style:family="text">
      <style:text-properties officeooo:rsid="002db52a"/>
    </style:style>
    <style:style style:name="T8" style:family="text">
      <style:text-properties officeooo:rsid="00332a08"/>
    </style:style>
    <style:style style:name="T9" style:family="text">
      <style:text-properties officeooo:rsid="00295437"/>
    </style:style>
    <style:style style:name="T10" style:family="text">
      <style:text-properties fo:color="#d19a66" loext:opacity="100%" fo:font-family="Consolas, 'Courier New', monospace" fo:font-size="10.5pt" fo:font-weight="normal" fo:background-color="#282c34" loext:char-shading-value="0"/>
    </style:style>
    <style:style style:name="T11" style:family="text">
      <style:text-properties officeooo:rsid="001f7e7b"/>
    </style:style>
    <style:style style:name="T12" style:family="text">
      <style:text-properties officeooo:rsid="001d1f5b"/>
    </style:style>
    <style:style style:name="T13" style:family="text">
      <style:text-properties fo:font-weight="normal" officeooo:rsid="001436d4" style:font-weight-asian="normal" style:font-weight-complex="normal"/>
    </style:style>
    <style:style style:name="T14" style:family="text">
      <style:text-properties fo:font-weight="normal" officeooo:rsid="002c99a0" style:font-weight-asian="normal" style:font-weight-complex="normal"/>
    </style:style>
    <style:style style:name="T15" style:family="text">
      <style:text-properties fo:font-variant="normal" fo:text-transform="none" fo:color="#e3e3e3" loext:opacity="100%" fo:font-family="monospace" fo:font-size="9pt" fo:letter-spacing="normal" fo:font-style="normal" fo:font-weight="normal"/>
    </style:style>
    <style:style style:name="T16" style:family="text">
      <style:text-properties fo:font-variant="normal" fo:text-transform="none" fo:color="#000000" loext:opacity="100%" fo:font-family="monospace" fo:font-size="9pt" fo:letter-spacing="normal" fo:font-style="normal" fo:font-weight="normal"/>
    </style:style>
    <style:style style:name="T17" style:family="text">
      <style:text-properties officeooo:rsid="001a1e5b"/>
    </style:style>
    <style:style style:name="T18" style:family="text">
      <style:text-properties fo:font-weight="normal" officeooo:rsid="0023d98e" style:font-weight-asian="normal" style:font-weight-complex="normal"/>
    </style:style>
    <style:style style:name="T19" style:family="text">
      <style:text-properties fo:font-weight="normal" officeooo:rsid="0017ebcb" style:font-weight-asian="normal" style:font-weight-complex="normal"/>
    </style:style>
    <style:style style:name="T20" style:family="text">
      <style:text-properties fo:font-weight="normal" officeooo:rsid="002b60ac" style:font-weight-asian="normal" style:font-weight-complex="normal"/>
    </style:style>
    <style:style style:name="T21" style:family="text">
      <style:text-properties officeooo:rsid="001d04ea"/>
    </style:style>
    <style:style style:name="T22" style:family="text">
      <style:text-properties officeooo:rsid="0023d98e"/>
    </style:style>
    <style:style style:name="T23" style:family="text">
      <style:text-properties officeooo:rsid="001436d4"/>
    </style:style>
    <style:style style:name="T24" style:family="text">
      <style:text-properties officeooo:rsid="00346c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ille maquette</text:p>
      <text:p text:style-name="P2">Début projet : 29/01/26</text:p>
      <text:p text:style-name="P3"/>
      <text:p text:style-name="P4">lien : https://babacar22138.github.io/Portfolio/</text:p>
      <text:p text:style-name="P5"/>
      <text:p text:style-name="P5">Modèle : <text:a xlink:type="simple" xlink:href="https://www.figma.com/fr-fr/communaute/file/1443585151365902635/developer-personal-portfolio" text:style-name="Internet_20_link" text:visited-style-name="Visited_20_Internet_20_Link"><text:span text:style-name="T1">https://www.figma.com/fr-fr/communaute/file/1443585151365902635/developer-personal-portfolio</text:span></text:a></text:p>
      <text:p text:style-name="P6"/>
      <text:p text:style-name="P7">site web maquette : https://sow-portfolio.my.canva.site/</text:p>
      <text:p text:style-name="P3"/>
      <text:p text:style-name="P3">- Trouver une police d’ecriture pour toute la page</text:p>
      <text:p text:style-name="P3"/>
      <text:p text:style-name="P3">- <text:span text:style-name="T2">liens </text:span><text:span text:style-name="T3">github pour présentation </text:span><text:span text:style-name="T2">des </text:span><text:span text:style-name="T3">projet</text:span><text:span text:style-name="T2">s</text:span></text:p>
      <text:p text:style-name="P3"/>
      <text:p text:style-name="P3">- <text:span text:style-name="T4">trouver / faire un logo <text:s/></text:span><text:span text:style-name="T5">{BS}</text:span></text:p>
      <text:p text:style-name="P3"/>
      <text:p text:style-name="P3">- « <text:span text:style-name="T6">Welcome to my portfolio avant d’afficher le site</text:span></text:p>
      <text:p text:style-name="P3"/>
      <text:p text:style-name="P3">- <text:span text:style-name="T7">mettre des linear gradient</text:span></text:p>
      <text:p text:style-name="P3"/>
      <text:p text:style-name="P3">- <text:span text:style-name="T8">mettre des image avec les titre des sections</text:span></text:p>
      <text:p text:style-name="P3"/>
      <text:p text:style-name="P3"/>
      <text:p text:style-name="P3">- <text:span text:style-name="T9">gros margin sur le main</text:span></text:p>
      <text:p text:style-name="P3"/>
      <text:p text:style-name="P8"><text:span text:style-name="T10"/></text:p>
      <text:p text:style-name="P3"/>
      <text:p text:style-name="P3"/>
      <text:p text:style-name="P9">Nav</text:p>
      <text:p text:style-name="P10"/>
      <text:p text:style-name="P11">Contenu :</text:p>
      <text:p text:style-name="P11"/>
      <text:p text:style-name="P12"><text:tab/>- soit ligne d’infos soit texte de présentation</text:p>
      <text:p text:style-name="P13"/>
      <text:p text:style-name="P11">Code :</text:p>
      <text:p text:style-name="P12"/>
      <text:p text:style-name="P3"><text:tab/>- <text:s/>Barre de nav fixe + transparente + box-shadow ( noir ou blanc ) en bas de la nav</text:p>
      <text:p text:style-name="P3"/>
      <text:p text:style-name="P3"><text:tab/>- padding dans les bulle ( photo et texte présentation )</text:p>
      <text:p text:style-name="P3"/>
      <text:p text:style-name="P3"/>
      <text:p text:style-name="P3"/>
      <text:p text:style-name="P9">Main</text:p>
      <text:p text:style-name="P14"/>
      <text:p text:style-name="P3">- <text:span text:style-name="T3">box-shadow noir s</text:span><text:span text:style-name="T2">u</text:span><text:span text:style-name="T3">r les card projets et compétences</text:span></text:p>
      <text:p text:style-name="P3"/>
      <text:p text:style-name="P15">projets</text:p>
      <text:p text:style-name="P15"/>
      <text:p text:style-name="P16">- box-shadow noir derrire <text:span text:style-name="T11">projets</text:span></text:p>
      <text:p text:style-name="P3"/>
      <text:p text:style-name="P17">Contact</text:p>
      <text:p text:style-name="P17"/>
      <text:p text:style-name="P18"><text:soft-page-break/>- border radu<text:span text:style-name="T2">i</text:span>s sur les inputs</text:p>
      <text:p text:style-name="P18"/>
      <text:p text:style-name="P18">- <text:span text:style-name="T12">placeholders</text:span></text:p>
      <text:p text:style-name="P18"/>
      <text:p text:style-name="P3"/>
      <text:p text:style-name="P19">Compétences</text:p>
      <text:p text:style-name="P20"/>
      <text:p text:style-name="P20">A REVOIR ( compétences + outils ex : vscode intellij etc )</text:p>
      <text:p text:style-name="P3"/>
      <text:p text:style-name="P1">Couleur</text:p>
      <text:p text:style-name="P14"/>
      <text:p text:style-name="P21">- background du body : #091C30</text:p>
      <text:p text:style-name="P22"/>
      <text:p text:style-name="P8"><text:span text:style-name="T13">- </text:span><text:span text:style-name="T14">background-color nav : </text:span><text:span text:style-name="T15">#</text:span><text:span text:style-name="T16">265185eb</text:span> </text:p>
      <text:p text:style-name="P22"/>
      <text:p text:style-name="P22">- texte : #efebe2 <text:span text:style-name="T17">ou </text:span>#b4b4b4</text:p>
      <text:p text:style-name="P22"/>
      <text:p text:style-name="P22"/>
      <text:p text:style-name="P8"><text:span text:style-name="T13">- </text:span><text:span text:style-name="T18">titre des parties</text:span><text:span text:style-name="T19"> </text:span><text:span text:style-name="T20">+ NomPrenom Header</text:span><text:span text:style-name="T19">: #</text:span>3FA9F5</text:p>
      <text:p text:style-name="P8"/>
      <text:p text:style-name="P8">- <text:span text:style-name="T21">bo</text:span><text:span text:style-name="T22">u</text:span><text:span text:style-name="T21">ton</text:span><text:span text:style-name="T22">s</text:span><text:span text:style-name="T21"> voir plus </text:span><text:span text:style-name="T22">+ </text:span><text:span text:style-name="T21"> </text:span><text:span text:style-name="T22">télécharger CV</text:span><text:span text:style-name="T21">: </text:span><text:span text:style-name="T9">+ envoyer</text:span><text:span text:style-name="T21"> #3fa9f5</text:span></text:p>
      <text:p text:style-name="P23">couleur secondaire bouton : #265085</text:p>
      <text:p text:style-name="P8">- <text:span text:style-name="T11">couleur image fond </text:span><text:span text:style-name="T22">( partie P</text:span><text:span text:style-name="T11">rojet</text:span><text:span text:style-name="T22">s )</text:span><text:span text:style-name="T11"> : #3996cd</text:span></text:p>
      <text:p text:style-name="P8"/>
      <text:p text:style-name="P8"/>
      <text:p text:style-name="P8"/>
      <text:p text:style-name="P24"><text:span text:style-name="T23">- </text:span><text:span text:style-name="T24">couyleur interessante : #</text:span><text:span text:style-name="T10">#0e2c4ca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4:01:10.054708500</meta:creation-date>
    <dc:date>2026-04-27T22:46:12.699001200</dc:date>
    <meta:editing-duration>P7DT8H20M56S</meta:editing-duration>
    <meta:editing-cycles>7</meta:editing-cycles>
    <meta:generator>LibreOffice/25.8.5.2$Windows_X86_64 LibreOffice_project/9c8b85f387cc00a89945a79c9e6239f32e450ac2</meta:generator>
    <meta:document-statistic meta:table-count="0" meta:image-count="0" meta:object-count="0" meta:page-count="2" meta:paragraph-count="36" meta:word-count="207" meta:character-count="1268" meta:non-whitespace-character-count="1090"/>
  </office:meta>
</office:document-meta>
</file>